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472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3.0161in"/>
    </style:style>
    <style:style style:name="co6" style:family="table-column">
      <style:table-column-properties fo:break-before="auto" style:column-width="2.5547in"/>
    </style:style>
    <style:style style:name="co7" style:family="table-column">
      <style:table-column-properties fo:break-before="auto" style:column-width="9.0417in"/>
    </style:style>
    <style:style style:name="co8" style:family="table-column">
      <style:table-column-properties fo:break-before="auto" style:column-width="6.5071in"/>
    </style:style>
    <style:style style:name="co9" style:family="table-column">
      <style:table-column-properties fo:break-before="auto" style:column-width="0.8874in"/>
    </style:style>
    <style:style style:name="co10" style:family="table-column">
      <style:table-column-properties fo:break-before="auto" style:column-width="4.3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46ed33"/>
    </style:style>
    <style:style style:name="ce1" style:family="table-cell" style:parent-style-name="Default">
      <style:table-cell-properties fo:background-color="#00ffec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ed61"/>
    </style:style>
    <style:style style:name="ce1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00a933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padding="0.028in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6">
      <style:table-cell-properties fo:padding="0.028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JetBrains Mono"/>
    </style:style>
    <style:style style:name="T5" style:family="text">
      <style:text-properties style:use-window-font-color="true" style:font-name="JetBrains Mono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JetBrains Mono"/>
    </style:style>
    <style:style style:name="T8" style:family="text">
      <style:text-properties style:font-name="JetBrains Mono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style:font-name="JetBrains Mono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bold" style:font-weight-complex="bold"/>
    </style:style>
    <style:style style:name="T10" style:family="text">
      <style:text-properties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name="Arial" style:font-name-complex="Arial" style:font-weight-asian="normal" style:font-weight-complex="normal"/>
    </style:style>
    <style:style style:name="T11" style:family="text">
      <style:text-properties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 style:font-name="JetBrains Mono"/>
    </style:style>
    <style:style style:name="T12" style:family="text">
      <style:text-properties style:font-name="JetBrains Mono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 style:font-name="Arial" style:font-name-complex="Arial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-complex="Arial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bold" style:font-weight-complex="bold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name-complex="Arial" style:font-weight-asian="normal" style:font-weight-complex="normal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/>
    </style:style>
    <style:style style:name="T20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Избранное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9-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5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Z-01a_Kangaroo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блема с таблицей</text:p>
          </table:table-cell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BE-03_Necklaces_Instruction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HU-02_Error_detection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D-09_GoToTheMarket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S-03_The_gift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S-04c_Between_dots</text:p>
          </table:table-cell>
          <table:table-cell table:style-name="ce1" office:value-type="string" calcext:value-type="string">
            <text:p>Hard</text:p>
          </table:table-cell>
          <table:table-cell table:style-name="ce5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PL-05_rosett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RU-04_Museum_walking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SK-05_Animals_in_the_Table</text:p>
          </table:table-cell>
          <table:table-cell table:style-name="ce3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4_Fence</text:p>
          </table:table-cell>
          <table:table-cell table:number-columns-repeated="2"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/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rting" table:style-name="ta1">
        <office:forms form:automatic-focus="false" form:apply-design-mode="false"/>
        <table:table-column table:style-name="co3" table:default-cell-style-name="ce5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5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-01a_Kangaroo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блема с таблицей</text:p>
          </table:table-cell>
          <table:table-cell/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-03_Necklaces_Instruction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Кликать по башням, подсвечивать рёбра</text:p>
          </table:table-cell>
          <table:table-cell office:value-type="string" calcext:value-type="string">
            <text:p>изменения (сложные) по клику</text:p>
          </table:table-cell>
        </table:table-row>
        <table:table-row table:style-name="ro1">
          <table:table-cell table:style-name="ce11"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table:style-name="ce13" office:value-type="string" calcext:value-type="string">
            <text:p>Кликнуть по одному из рёбер графа</text:p>
          </table:table-cell>
          <table:table-cell table:style-name="ce13" office:value-type="string" calcext:value-type="string">
            <text:p>изменения по клику</text:p>
          </table:table-cell>
        </table:table-row>
        <table:table-row table:style-name="ro1">
          <table:table-cell table:style-name="ce11" office:value-type="string" calcext:value-type="string">
            <text:p>HU-02_Error_detection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table:style-name="ce13" office:value-type="string" calcext:value-type="string">
            <text:p>Кликать по проводам, меняя состояния</text:p>
          </table:table-cell>
          <table:table-cell table:style-name="ce13" office:value-type="string" calcext:value-type="string">
            <text:p>изменения по клику</text:p>
          </table:table-cell>
        </table:table-row>
        <table:table-row table:style-name="ro1">
          <table:table-cell table:style-name="ce11"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Закрасить области карты. Оставить 3 цвета</text:p>
          </table:table-cell>
          <table:table-cell office:value-type="string" calcext:value-type="string">
            <text:p>изменения по клику</text:p>
          </table:table-cell>
        </table:table-row>
        <table:table-row table:style-name="ro1">
          <table:table-cell table:style-name="ce11" office:value-type="string" calcext:value-type="string">
            <text:p>UZ-04_Fence</text:p>
          </table:table-cell>
          <table:table-cell table:number-columns-repeated="2"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Кликать по клеткам, подсвечивать клетки</text:p>
          </table:table-cell>
          <table:table-cell office:value-type="string" calcext:value-type="string">
            <text:p>изменения (сложные) по клику</text:p>
          </table:table-cell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K-05_Animals_in_the_Table</text:p>
          </table:table-cell>
          <table:table-cell table:style-name="ce3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1</text:p>
          </table:table-cell>
          <table:table-cell table:style-name="ce24" office:value-type="string" calcext:value-type="string">
            <text:p>Перетащить картинки по таблице</text:p>
          </table:table-cell>
          <table:table-cell table:style-name="ce24" office:value-type="string" calcext:value-type="string">
            <text:p>изменения по клику / сложный drag</text:p>
          </table:table-cell>
        </table:table-row>
        <table:table-row table:style-name="ro1">
          <table:table-cell table:style-name="ce12" office:value-type="string" calcext:value-type="string">
            <text:p>ID-09_GoToTheMarket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1</text:p>
          </table:table-cell>
          <table:table-cell table:style-name="ce24" office:value-type="string" calcext:value-type="string">
            <text:p>Перетащить продукты по бобрам</text:p>
          </table:table-cell>
          <table:table-cell table:style-name="ce24" office:value-type="string" calcext:value-type="string">
            <text:p>перетаскивание с проверкой</text:p>
          </table:table-cell>
        </table:table-row>
        <table:table-row table:style-name="ro1">
          <table:table-cell table:style-name="ce12" office:value-type="string" calcext:value-type="string">
            <text:p>PL-05_rosett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Dynamic1</text:p>
          </table:table-cell>
          <table:table-cell table:style-name="ce24" office:value-type="string" calcext:value-type="string">
            <text:p>Ввод двух чисел в два окошечка и рисовать</text:p>
          </table:table-cell>
          <table:table-cell table:style-name="ce24" office:value-type="string" calcext:value-type="string">
            <text:p>программа запустить.</text:p>
          </table:table-cell>
        </table:table-row>
        <table:table-row table:style-name="ro1">
          <table:table-cell table:style-name="ce12" office:value-type="string" calcext:value-type="string">
            <text:p>IS-03_The_gift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1</text:p>
          </table:table-cell>
          <table:table-cell table:style-name="ce24" office:value-type="string" calcext:value-type="string">
            <text:p>Кликать по замочкам в правильном порядке</text:p>
          </table:table-cell>
          <table:table-cell table:style-name="ce24"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table:style-name="ce12" office:value-type="string" calcext:value-type="string">
            <text:p>IS-04c_Between_dots</text:p>
          </table:table-cell>
          <table:table-cell table:style-name="ce1" office:value-type="string" calcext:value-type="string">
            <text:p>Hard</text:p>
          </table:table-cell>
          <table:table-cell table:style-name="ce5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1</text:p>
          </table:table-cell>
          <table:table-cell table:style-name="ce24" office:value-type="string" calcext:value-type="string">
            <text:p>Рисовать сердце нажатиями</text:p>
          </table:table-cell>
          <table:table-cell table:style-name="ce24" office:value-type="string" calcext:value-type="string">
            <text:p>программа</text:p>
          </table:table-cell>
        </table:table-row>
        <table:table-row table:style-name="ro1">
          <table:table-cell table:style-name="ce12"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1</text:p>
          </table:table-cell>
          <table:table-cell table:style-name="ce24" office:value-type="string" calcext:value-type="string">
            <text:p>Двигать стеки друг на друга</text:p>
          </table:table-cell>
          <table:table-cell table:style-name="ce24" office:value-type="string" calcext:value-type="string">
            <text:p>программа</text:p>
          </table:table-cell>
        </table:table-row>
        <table:table-row table:style-name="ro1">
          <table:table-cell table:style-name="ce12" office:value-type="string" calcext:value-type="string">
            <text:p>RU-04_Museum_walking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1</text:p>
          </table:table-cell>
          <table:table-cell table:style-name="ce24" office:value-type="string" calcext:value-type="string">
            <text:p>Выбрать порядок комнат</text:p>
          </table:table-cell>
          <table:table-cell table:style-name="ce24"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table:style-name="ce12"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1</text:p>
          </table:table-cell>
          <table:table-cell table:style-name="ce24" office:value-type="string" calcext:value-type="string">
            <text:p>Как-то надо построить путь по камням</text:p>
          </table:table-cell>
          <table:table-cell table:style-name="ce24"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table:style-name="ce12"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Dynamic1</text:p>
          </table:table-cell>
          <table:table-cell table:style-name="ce24" office:value-type="string" calcext:value-type="string">
            <text:p>Как-то надо построить путь по камням</text:p>
          </table:table-cell>
          <table:table-cell table:style-name="ce24"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9-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 table:number-rows-repeated="104852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sks" table:style-name="ta1">
        <table:table-column table:style-name="co7" table:default-cell-style-name="ce17"/>
        <table:table-column table:style-name="co8" table:default-cell-style-name="ce17"/>
        <table:table-column table:style-name="co9" table:number-columns-repeated="254" table:default-cell-style-name="ce18"/>
        <table:table-column table:style-name="co9" table:number-columns-repeated="767" table:default-cell-style-name="Default"/>
        <table:table-row table:style-name="ro2">
          <table:table-cell table:style-name="ce14" office:value-type="string" calcext:value-type="string">
            <text:p>1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2">4 random from HU-05a IE-05 IN-02a UZ-01a</text:span><text:span text:style-name="T3"> </text:span><text:span text:style-name="T4">in /bebras2015-problems-upload/2021</text:span></text:p>
          </table:table-cell>
          <table:table-cell table:style-name="ce15"/>
          <table:table-cell table:style-name="ce20"/>
          <table:table-cell table:number-columns-repeated="1020"/>
        </table:table-row>
        <table:table-row table:style-name="ro3">
          <table:table-cell table:style-name="ce16" office:value-type="string" calcext:value-type="string">
            <text:p><text:span text:style-name="T5">4 random from ID-09 SK-05 SK-01 TW-02</text:span><text:span text:style-name="T6"> </text:span><text:span text:style-name="T7">in /bebras2015-problems-upload/2021</text:span></text:p>
          </table:table-cell>
          <table:table-cell table:style-name="ce16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5">4 random from IS-04c IE-02 PH-01 VN-03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4" office:value-type="string" calcext:value-type="string">
            <text:p>3-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5">5 random from ID-09 UZ-01b HU-05c SK-01 TW-02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5">5 random from IE-02 PH-01 VN-03 CH-04c2 CN-02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5">5 random from IT-03a UY-11 CZ-03 US-05 ZA-04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4" office:value-type="string" calcext:value-type="string">
            <text:p>5-6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5">5 random from IS-04c UZ-01b PH-01 VN-03 CH-04c2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5">5 random from RU-03 IT-03a IT-01a UZ-04 CA-04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8">5 random from AU-06 IS-03 PL-05 AT-03 </text:span><text:span text:style-name="T9">UA-01c</text:span><text:span text:style-name="T10"> </text:span><text:span text:style-name="T11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4" office:value-type="string" calcext:value-type="string">
            <text:p>7-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8">5 random from RU-03 UZ-04 </text:span><text:span text:style-name="T9">BE-03</text:span><text:span text:style-name="T12"> US-05 ZA-04</text:span><text:span text:style-name="T13"> </text:span><text:span text:style-name="T11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5">5 random from IT-01a PL-05 CA-04 ID-10 UA-01c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5">5 random from EE-03 LV-03 HU-02 RU-04 RU-01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4" office:value-type="string" calcext:value-type="string">
            <text:p>9-10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5">5 random from ID-07 AT-01 IS-03 IT-01a CA-04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14">5 random from EE-03 RU-04 CH-07a RU-01 SI-03</text:span><text:span text:style-name="T15"> </text:span><text:span text:style-name="T14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16">5 random from</text:span><text:span text:style-name="T14"> DE-06 CZ-04 CH-06 UA-01e </text:span><text:span text:style-name="T17">PH-03</text:span><text:span text:style-name="T18"> </text:span><text:span text:style-name="T1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4" office:value-type="string" calcext:value-type="string">
            <text:p>11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15" office:value-type="string" calcext:value-type="string">
            <text:p><text:span text:style-name="T14">5 random from CH-19 HU-02 RU-04 CH-07a RU-01</text:span><text:span text:style-name="T15"> </text:span><text:span text:style-name="T14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14">5 random from CZ-01 LV-03 </text:span><text:span text:style-name="T17">SI-03</text:span><text:span text:style-name="T19"> UZ-01d UA-01e</text:span><text:span text:style-name="T20"> </text:span><text:span text:style-name="T1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14">5 random from DE-06 CZ-04 AT-07 CH-06 </text:span><text:span text:style-name="T17">PH-03</text:span><text:span text:style-name="T18"> </text:span><text:span text:style-name="T1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динамические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problems IS-04c IT-03a ID-09 SK-05 UZ-01b AT-01 CH-19 HU-02 IS-03 IT-01a PL-05 RU-04 UZ-01d UZ-04 in /bebras2015-problems-upload/202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8" office:value-type="string" calcext:value-type="string">
            <text:p>ввод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9" office:value-type="string" calcext:value-type="string">
            <text:p>problems AU-06 CZ-01 DE-06 EE-03 ID-07 LV-03 PH-03 RU-03 in /bebras2015-problems-upload/2021</text:p>
          </table:table-cell>
          <table:table-cell table:style-name="ce19"/>
          <table:table-cell table:number-columns-repeated="1021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12">
          <table:table-cell table:style-name="ce18" table:number-columns-repeated="2"/>
          <table:table-cell table:number-columns-repeated="1021"/>
        </table:table-row>
        <table:table-row table:style-name="ro2" table:number-rows-repeated="104853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ames" table:style-name="ta1">
        <table:table-column table:style-name="co10" table:default-cell-style-name="Default"/>
        <table:table-row table:style-name="ro1">
          <table:table-cell office:value-type="string" calcext:value-type="string">
            <text:p>Задача AT-01. Наблюдение за лесом ATАвстрия</text:p>
          </table:table-cell>
        </table:table-row>
        <table:table-row table:style-name="ro1">
          <table:table-cell office:value-type="string" calcext:value-type="string">
            <text:p>Задача AT-03. Такси ATАвстрия</text:p>
          </table:table-cell>
        </table:table-row>
        <table:table-row table:style-name="ro1">
          <table:table-cell office:value-type="string" calcext:value-type="string">
            <text:p>Задача AT-07. Машина Тьюринга ATАвстрия</text:p>
          </table:table-cell>
        </table:table-row>
        <table:table-row table:style-name="ro1">
          <table:table-cell office:value-type="string" calcext:value-type="string">
            <text:p>Задача AU-06. Приглашение на вечеринку AUАвстралия</text:p>
          </table:table-cell>
        </table:table-row>
        <table:table-row table:style-name="ro1">
          <table:table-cell office:value-type="string" calcext:value-type="string">
            <text:p>Задача CA-04. Очередь из рыб CAКанада</text:p>
          </table:table-cell>
        </table:table-row>
        <table:table-row table:style-name="ro1">
          <table:table-cell office:value-type="string" calcext:value-type="string">
            <text:p>Задача CH-04c2. Незаметно украсть клубнику CHШвейцария</text:p>
          </table:table-cell>
        </table:table-row>
        <table:table-row table:style-name="ro1">
          <table:table-cell office:value-type="string" calcext:value-type="string">
            <text:p>Задача CH-06. Компактное шифрование CHШвейцария</text:p>
          </table:table-cell>
        </table:table-row>
        <table:table-row table:style-name="ro1">
          <table:table-cell office:value-type="string" calcext:value-type="string">
            <text:p>Задача CH-07a. Вычисления с кепкой CHШвейцария</text:p>
          </table:table-cell>
        </table:table-row>
        <table:table-row table:style-name="ro1">
          <table:table-cell office:value-type="string" calcext:value-type="string">
            <text:p>Задача CH-19. Разбиение на команды CHШвейцария</text:p>
          </table:table-cell>
        </table:table-row>
        <table:table-row table:style-name="ro1">
          <table:table-cell office:value-type="string" calcext:value-type="string">
            <text:p>Задача CN-02. Лабиринт CNКитай</text:p>
          </table:table-cell>
        </table:table-row>
        <table:table-row table:style-name="ro1">
          <table:table-cell office:value-type="string" calcext:value-type="string">
            <text:p>Задача CZ-01. Секретный дневник CZЧехия</text:p>
          </table:table-cell>
        </table:table-row>
        <table:table-row table:style-name="ro1">
          <table:table-cell office:value-type="string" calcext:value-type="string">
            <text:p>Задача CZ-03. Деревня на озере CZЧехия</text:p>
          </table:table-cell>
        </table:table-row>
        <table:table-row table:style-name="ro1">
          <table:table-cell office:value-type="string" calcext:value-type="string">
            <text:p>Задача CZ-04. CZ CZЧехия</text:p>
          </table:table-cell>
        </table:table-row>
        <table:table-row table:style-name="ro1">
          <table:table-cell office:value-type="string" calcext:value-type="string">
            <text:p>Задача DE-06. Сортировка брёвен DEГермания</text:p>
          </table:table-cell>
        </table:table-row>
        <table:table-row table:style-name="ro1">
          <table:table-cell office:value-type="string" calcext:value-type="string">
            <text:p>Задача EE-03. Брёвна EEЭстония</text:p>
          </table:table-cell>
        </table:table-row>
        <table:table-row table:style-name="ro1">
          <table:table-cell office:value-type="string" calcext:value-type="string">
            <text:p>Задача HU-02. Найди разрыв HUВенгрия</text:p>
          </table:table-cell>
        </table:table-row>
        <table:table-row table:style-name="ro1">
          <table:table-cell office:value-type="string" calcext:value-type="string">
            <text:p>Задача HU-05a. Наклейки HUВенгрия</text:p>
          </table:table-cell>
        </table:table-row>
        <table:table-row table:style-name="ro1">
          <table:table-cell office:value-type="string" calcext:value-type="string">
            <text:p>Задача HU-05c. Штампы HUВенгрия</text:p>
          </table:table-cell>
        </table:table-row>
        <table:table-row table:style-name="ro1">
          <table:table-cell office:value-type="string" calcext:value-type="string">
            <text:p>Задача ID-07. Печём брауни IDИндонезия</text:p>
          </table:table-cell>
        </table:table-row>
        <table:table-row table:style-name="ro1">
          <table:table-cell office:value-type="string" calcext:value-type="string">
            <text:p>Задача ID-09. На рынке IDИндонезия</text:p>
          </table:table-cell>
        </table:table-row>
        <table:table-row table:style-name="ro1">
          <table:table-cell office:value-type="string" calcext:value-type="string">
            <text:p>Задача ID-10. Плотность жидкости IDИндонезия</text:p>
          </table:table-cell>
        </table:table-row>
        <table:table-row table:style-name="ro1">
          <table:table-cell office:value-type="string" calcext:value-type="string">
            <text:p>Задача IE-02. Мешок монет IEИрландия</text:p>
          </table:table-cell>
        </table:table-row>
        <table:table-row table:style-name="ro1">
          <table:table-cell office:value-type="string" calcext:value-type="string">
            <text:p>Задача IE-05. Танцевальное платье IEИрландия</text:p>
          </table:table-cell>
        </table:table-row>
        <table:table-row table:style-name="ro1">
          <table:table-cell office:value-type="string" calcext:value-type="string">
            <text:p>Задача IN-02a. Танцующие куклы INИндия</text:p>
          </table:table-cell>
        </table:table-row>
        <table:table-row table:style-name="ro1">
          <table:table-cell office:value-type="string" calcext:value-type="string">
            <text:p>Задача IS-03. Найти подарок ISИсландия</text:p>
          </table:table-cell>
        </table:table-row>
        <table:table-row table:style-name="ro1">
          <table:table-cell office:value-type="string" calcext:value-type="string">
            <text:p>Задача IS-04c. Между точками ISИсландия</text:p>
          </table:table-cell>
        </table:table-row>
        <table:table-row table:style-name="ro1">
          <table:table-cell office:value-type="string" calcext:value-type="string">
            <text:p>Задача IT-01a. Столбики из кирпичей ITИталия</text:p>
          </table:table-cell>
        </table:table-row>
        <table:table-row table:style-name="ro1">
          <table:table-cell office:value-type="string" calcext:value-type="string">
            <text:p>Задача IT-03a. Абстрактный рисунок ITИталия</text:p>
          </table:table-cell>
        </table:table-row>
        <table:table-row table:style-name="ro1">
          <table:table-cell office:value-type="string" calcext:value-type="string">
            <text:p>Задача LV-03. Мастерская скамеек LVЛатвия</text:p>
          </table:table-cell>
        </table:table-row>
        <table:table-row table:style-name="ro1">
          <table:table-cell office:value-type="string" calcext:value-type="string">
            <text:p>Задача PH-01. Наборы еды PHФилиппины</text:p>
          </table:table-cell>
        </table:table-row>
        <table:table-row table:style-name="ro1">
          <table:table-cell office:value-type="string" calcext:value-type="string">
            <text:p>Задача PH-03. Объединение племён PHФилиппины</text:p>
          </table:table-cell>
        </table:table-row>
        <table:table-row table:style-name="ro1">
          <table:table-cell office:value-type="string" calcext:value-type="string">
            <text:p>Задача PL-05. Розочка PLПольша</text:p>
          </table:table-cell>
        </table:table-row>
        <table:table-row table:style-name="ro1">
          <table:table-cell office:value-type="string" calcext:value-type="string">
            <text:p>Задача RU-01. Сохранить деревья RUРоссия</text:p>
          </table:table-cell>
        </table:table-row>
        <table:table-row table:style-name="ro1">
          <table:table-cell office:value-type="string" calcext:value-type="string">
            <text:p>Задача RU-03. Расшифровка генома RUРоссия</text:p>
          </table:table-cell>
        </table:table-row>
        <table:table-row table:style-name="ro1">
          <table:table-cell office:value-type="string" calcext:value-type="string">
            <text:p>Задача RU-04. Прогулка по эрмитажу RUРоссия</text:p>
          </table:table-cell>
        </table:table-row>
        <table:table-row table:style-name="ro1">
          <table:table-cell office:value-type="string" calcext:value-type="string">
            <text:p>Задача SI-03. Мафия SIСловения</text:p>
          </table:table-cell>
        </table:table-row>
        <table:table-row table:style-name="ro1">
          <table:table-cell office:value-type="string" calcext:value-type="string">
            <text:p>Задача SK-01. Ожерелье SKСловакия</text:p>
          </table:table-cell>
        </table:table-row>
        <table:table-row table:style-name="ro1">
          <table:table-cell office:value-type="string" calcext:value-type="string">
            <text:p>Задача SK-05. Животные в таблице SKСловакия</text:p>
          </table:table-cell>
        </table:table-row>
        <table:table-row table:style-name="ro1">
          <table:table-cell office:value-type="string" calcext:value-type="string">
            <text:p>Задача TW-02. Смешные фильтры TWТайвань</text:p>
          </table:table-cell>
        </table:table-row>
        <table:table-row table:style-name="ro1">
          <table:table-cell office:value-type="string" calcext:value-type="string">
            <text:p>Задача UA-01c. Самая длинная последовательность UAУкраина</text:p>
          </table:table-cell>
        </table:table-row>
        <table:table-row table:style-name="ro1">
          <table:table-cell office:value-type="string" calcext:value-type="string">
            <text:p>Задача UA-01e. Самая длинная последовательность UAУкраина</text:p>
          </table:table-cell>
        </table:table-row>
        <table:table-row table:style-name="ro1">
          <table:table-cell office:value-type="string" calcext:value-type="string">
            <text:p>Задача US-05. Бобры Эйлера USСША</text:p>
          </table:table-cell>
        </table:table-row>
        <table:table-row table:style-name="ro1">
          <table:table-cell office:value-type="string" calcext:value-type="string">
            <text:p>Задача UY-11. Апельсиновый сок UYУругвай</text:p>
          </table:table-cell>
        </table:table-row>
        <table:table-row table:style-name="ro1">
          <table:table-cell office:value-type="string" calcext:value-type="string">
            <text:p>Задача UZ-01a. Кенгуру _MARSМарс</text:p>
          </table:table-cell>
        </table:table-row>
        <table:table-row table:style-name="ro1">
          <table:table-cell office:value-type="string" calcext:value-type="string">
            <text:p>Задача UZ-01b. Кенгуру _MARSМарс</text:p>
          </table:table-cell>
        </table:table-row>
        <table:table-row table:style-name="ro1">
          <table:table-cell office:value-type="string" calcext:value-type="string">
            <text:p>Задача UZ-01d. Кенгуру _MARSМарс</text:p>
          </table:table-cell>
        </table:table-row>
        <table:table-row table:style-name="ro1">
          <table:table-cell office:value-type="string" calcext:value-type="string">
            <text:p>Задача UZ-04. Ограда _MARSМарс</text:p>
          </table:table-cell>
        </table:table-row>
        <table:table-row table:style-name="ro1">
          <table:table-cell office:value-type="string" calcext:value-type="string">
            <text:p>Задача VN-03. Лес VNВьетнам</text:p>
          </table:table-cell>
        </table:table-row>
        <table:table-row table:style-name="ro1">
          <table:table-cell office:value-type="string" calcext:value-type="string">
            <text:p>Задача ZA-04. Команда велосипедистов ZAЮАР</text:p>
          </table:table-cell>
        </table:table-row>
      </table:table>
      <table:named-expressions/>
      <table:database-ranges>
        <table:database-range table:name="__Anonymous_Sheet_DB__0" table:target-range-address="Избранное.A2:Избранное.H51" table:contains-header="false">
          <table:sort>
            <table:sort-by table:field-number="7" table:data-type="automatic"/>
            <table:sort-by table:field-number="0" table:data-type="automatic"/>
          </table:sort>
        </table:database-range>
        <table:database-range table:name="__Anonymous_Sheet_DB__1" table:target-range-address="sorting.A1:sorting.J51" table:contains-header="false">
          <table:sort>
            <table:sort-by table:field-number="7" table:data-type="automatic"/>
          </table:sort>
        </table:database-range>
        <table:database-range table:name="__Anonymous_Sheet_DB__2" table:target-range-address="tasks.A1:tasks.I51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text>ИСТИНА</number:text>
    </number:number-style>
    <number:number-style style:name="N126P1" style:volatile="true">
      <number:text>ИСТИНА</number:text>
    </number:number-style>
    <number:number-style style:name="N126">
      <number:text>ЛОЖЬ</number:text>
      <style:map style:condition="value()&gt;0" style:apply-style-name="N126P0"/>
      <style:map style:condition="value()&lt;0" style:apply-style-name="N126P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8:21:08.68389059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7:59:55.586956813</meta:creation-date>
    <dc:date>2021-11-16T02:29:02.837723011</dc:date>
    <meta:editing-duration>P3DT19H9M1S</meta:editing-duration>
    <meta:editing-cycles>283</meta:editing-cycles>
    <meta:generator>LibreOffice/7.1.7.2$Linux_X86_64 LibreOffice_project/10$Build-2</meta:generator>
    <meta:document-statistic meta:table-count="4" meta:cell-count="585" meta:object-count="0"/>
  </office:meta>
</office:document-meta>
</file>